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40e" officeooo:paragraph-rsid="001784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2</text:p>
      <text:p text:style-name="P1"/>
      <text:p text:style-name="P1">sample output with 3</text:p>
      <text:p text:style-name="P1"/>
      <text:p text:style-name="P1">vulgaris@vulgaris:~/Documents/OS/LAB7$ ./test4 3</text:p>
      <text:p text:style-name="P1">Thread ID: 140377393567488 at level 3</text:p>
      <text:p text:style-name="P1">Thread ID: 140377401960192 at level 3</text:p>
      <text:p text:style-name="P1">Thread ID: 140377138898688 at level 3</text:p>
      <text:p text:style-name="P1">Thread ID: 140377155684096 at level 3</text:p>
      <text:p text:style-name="P1">Thread ID: 140377172469504 at level 3</text:p>
      <text:p text:style-name="P1">Thread ID: 140377164076800 at level 3</text:p>
      <text:p text:style-name="P1">Thread ID: 140377130505984 at level 3</text:p>
      <text:p text:style-name="P1">Thread ID: 140377147291392 at level 3</text:p>
      <text:p text:style-name="P1"/>
      <text:p text:style-name="P1">with 5</text:p>
      <text:p text:style-name="P1">vulgaris@vulgaris:~/Documents/OS/LAB7$ ./test4 5</text:p>
      <text:p text:style-name="P1">Thread ID: 140077070022400 at level 5</text:p>
      <text:p text:style-name="P1">Thread ID: 140077162276608 at level 5</text:p>
      <text:p text:style-name="P1">Thread ID: 140076373755648 at level 5</text:p>
      <text:p text:style-name="P1">Thread ID: 140077019666176 at level 5</text:p>
      <text:p text:style-name="P1">Thread ID: 140076507973376 at level 5</text:p>
      <text:p text:style-name="P1">Thread ID: 140076499580672 at level 5</text:p>
      <text:p text:style-name="P1">Thread ID: 140076516366080 at level 5</text:p>
      <text:p text:style-name="P1">Thread ID: 140076356970240 at level 5</text:p>
      <text:p text:style-name="P1">Thread ID: 140076113712896 at level 5</text:p>
      <text:p text:style-name="P1">Thread ID: 140076398933760 at level 5</text:p>
      <text:p text:style-name="P1">Thread ID: 140076365362944 at level 5</text:p>
      <text:p text:style-name="P1">Thread ID: 140075996280576 at level 5</text:p>
      <text:p text:style-name="P1">Thread ID: 140076482795264 at level 5</text:p>
      <text:p text:style-name="P1">Thread ID: 140076491187968 at level 5</text:p>
      <text:p text:style-name="P1">Thread ID: 140076088534784 at level 5</text:p>
      <text:p text:style-name="P1">Thread ID: 140075945924352 at level 5</text:p>
      <text:p text:style-name="P1">Thread ID: 140076080142080 at level 5</text:p>
      <text:p text:style-name="P1">Thread ID: 140076122105600 at level 5</text:p>
      <text:p text:style-name="P1">Thread ID: 140075987887872 at level 5</text:p>
      <text:p text:style-name="P1">Thread ID: 140075727845120 at level 5</text:p>
      <text:p text:style-name="P1">Thread ID: 140075971102464 at level 5</text:p>
      <text:p text:style-name="P1">Thread ID: 140076096927488 at level 5</text:p>
      <text:p text:style-name="P1">Thread ID: 140075954317056 at level 5</text:p>
      <text:p text:style-name="P1">Thread ID: 140075962709760 at level 5</text:p>
      <text:p text:style-name="P1">Thread ID: 140076105320192 at level 5</text:p>
      <text:p text:style-name="P1">Thread ID: 140075694274304 at level 5</text:p>
      <text:p text:style-name="P1">Thread ID: 140075979495168 at level 5</text:p>
      <text:p text:style-name="P1">Thread ID: 140075719452416 at level 5</text:p>
      <text:p text:style-name="P1">Thread ID: 140075685881600 at level 5</text:p>
      <text:p text:style-name="P1">Thread ID: 140075702667008 at level 5</text:p>
      <text:p text:style-name="P1">Thread ID: 140075711059712 at level 5</text:p>
      <text:p text:style-name="P1">Thread ID: 140075677488896 at level 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21:51.898201004</meta:creation-date>
    <dc:date>2018-11-26T17:30:55.873692842</dc:date>
    <meta:editing-duration>PT9M4S</meta:editing-duration>
    <meta:editing-cycles>1</meta:editing-cycles>
    <meta:document-statistic meta:table-count="0" meta:image-count="0" meta:object-count="0" meta:page-count="1" meta:paragraph-count="45" meta:word-count="253" meta:character-count="1605" meta:non-whitespace-character-count="1397"/>
    <meta:generator>LibreOffice/6.0.6.2$Linux_X86_64 LibreOffice_project/00m0$Build-2</meta:generator>
  </office:meta>
</office:document-meta>
</file>